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1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1.622cm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1.48cm"/>
    </style:style>
    <style:style style:name="gr8" style:family="graphic" style:parent-style-name="standard">
      <style:graphic-properties draw:textarea-horizontal-align="justify" draw:textarea-vertical-align="middle" draw:auto-grow-height="false" fo:min-height="0.67cm" fo:min-width="1.692cm"/>
    </style:style>
    <style:style style:name="gr9" style:family="graphic" style:parent-style-name="standard">
      <style:graphic-properties draw:textarea-horizontal-align="justify" draw:textarea-vertical-align="middle" draw:auto-grow-height="false" fo:min-height="0.74cm" fo:min-width="1.622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986cm"/>
    </style:style>
    <style:style style:name="gr11" style:family="graphic" style:parent-style-name="standard">
      <style:graphic-properties draw:textarea-horizontal-align="justify" draw:textarea-vertical-align="middle" draw:auto-grow-height="false" fo:min-height="0.882cm" fo:min-width="1.976cm"/>
    </style:style>
    <style:style style:name="gr12" style:family="graphic" style:parent-style-name="standard">
      <style:graphic-properties draw:textarea-horizontal-align="justify" draw:textarea-vertical-align="middle" draw:auto-grow-height="false" fo:min-height="0.528cm" fo:min-width="0.702cm"/>
    </style:style>
    <style:style style:name="gr13" style:family="graphic" style:parent-style-name="standard">
      <style:graphic-properties draw:textarea-horizontal-align="justify" draw:textarea-vertical-align="middle" draw:auto-grow-height="false" fo:min-height="2.35cm" fo:min-width="4.2cm"/>
    </style:style>
    <style:style style:name="gr14" style:family="graphic" style:parent-style-name="standard">
      <style:graphic-properties draw:textarea-horizontal-align="justify" draw:textarea-vertical-align="middle" draw:auto-grow-height="false" fo:min-height="0.6cm" fo:min-width="0.7cm"/>
    </style:style>
    <style:style style:name="gr15" style:family="graphic" style:parent-style-name="standard">
      <style:graphic-properties draw:textarea-horizontal-align="justify" draw:textarea-vertical-align="middle" draw:auto-grow-height="false" fo:min-height="1.236cm" fo:min-width="1.904cm"/>
    </style:style>
    <style:style style:name="gr16" style:family="graphic" style:parent-style-name="standard">
      <style:graphic-properties draw:textarea-horizontal-align="justify" draw:textarea-vertical-align="middle" draw:auto-grow-height="false" fo:min-height="0.952cm" fo:min-width="2.1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20" style:family="graphic" style:parent-style-name="standard">
      <style:graphic-properties draw:textarea-horizontal-align="justify" draw:textarea-vertical-align="middle" draw:auto-grow-height="false" fo:min-height="1.95cm" fo:min-width="3.3cm"/>
    </style:style>
    <style:style style:name="gr21" style:family="graphic" style:parent-style-name="standard">
      <style:graphic-properties draw:textarea-horizontal-align="justify" draw:textarea-vertical-align="middle" draw:auto-grow-height="false" fo:min-height="1.75cm" fo:min-width="3.3cm"/>
    </style:style>
    <style:style style:name="gr22" style:family="graphic" style:parent-style-name="standard">
      <style:graphic-properties draw:textarea-horizontal-align="justify" draw:textarea-vertical-align="middle" draw:auto-grow-height="false" fo:min-height="0.812cm" fo:min-width="1.552cm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1.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1.45cm" fo:min-width="3.5cm"/>
    </style:style>
    <style:style style:name="gr26" style:family="graphic" style:parent-style-name="standard">
      <style:graphic-properties draw:textarea-horizontal-align="justify" draw:textarea-vertical-align="middle" draw:auto-grow-height="false" fo:min-height="0.4cm" fo:min-width="0.55cm"/>
    </style:style>
    <style:style style:name="gr27" style:family="graphic" style:parent-style-name="standard">
      <style:graphic-properties draw:textarea-horizontal-align="justify" draw:textarea-vertical-align="middle" draw:auto-grow-height="false" fo:min-height="0.4cm" fo:min-width="0.4cm"/>
    </style:style>
    <style:style style:name="gr28" style:family="graphic" style:parent-style-name="standard">
      <style:graphic-properties draw:textarea-horizontal-align="justify" draw:textarea-vertical-align="middle" draw:auto-grow-height="false" fo:min-height="1.65cm" fo:min-width="3.2cm"/>
    </style:style>
    <style:style style:name="gr29" style:family="graphic" style:parent-style-name="standard">
      <style:graphic-properties draw:textarea-horizontal-align="justify" draw:textarea-vertical-align="middle" draw:auto-grow-height="false" fo:min-height="0.5cm" fo:min-width="0.85cm"/>
    </style:style>
    <style:style style:name="gr30" style:family="graphic" style:parent-style-name="standard">
      <style:graphic-properties draw:textarea-horizontal-align="justify" draw:textarea-vertical-align="middle" draw:auto-grow-height="false" fo:min-height="1.85cm" fo:min-width="3.5cm"/>
    </style:style>
    <style:style style:name="gr31" style:family="graphic" style:parent-style-name="standard">
      <style:graphic-properties draw:stroke="none" svg:stroke-color="#000000" draw:fill="none" draw:fill-color="#ffffff" fo:min-height="0.712cm"/>
    </style:style>
    <style:style style:name="gr32" style:family="graphic" style:parent-style-name="standard">
      <style:graphic-properties draw:textarea-horizontal-align="justify" draw:textarea-vertical-align="middle" draw:auto-grow-height="false" fo:min-height="1.85cm" fo:min-width="3.8cm"/>
    </style:style>
    <style:style style:name="gr33" style:family="graphic" style:parent-style-name="standard">
      <style:graphic-properties draw:textarea-horizontal-align="justify" draw:textarea-vertical-align="middle" draw:auto-grow-height="false" fo:min-height="0.5cm" fo:min-width="0.6cm"/>
    </style:style>
    <style:style style:name="gr34" style:family="graphic" style:parent-style-name="standard">
      <style:graphic-properties draw:textarea-horizontal-align="justify" draw:textarea-vertical-align="middle" draw:auto-grow-height="false" fo:min-height="0.35cm" fo:min-width="0.3cm"/>
    </style:style>
    <style:style style:name="gr35" style:family="graphic" style:parent-style-name="standard">
      <style:graphic-properties draw:textarea-horizontal-align="justify" draw:textarea-vertical-align="middle" draw:auto-grow-height="false" fo:min-height="0.528cm" fo:min-width="1.268cm"/>
    </style:style>
    <style:style style:name="gr36" style:family="graphic" style:parent-style-name="standard">
      <style:graphic-properties draw:textarea-horizontal-align="justify" draw:textarea-vertical-align="middle" draw:auto-grow-height="false" fo:min-height="0.388cm" fo:min-width="1.198cm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38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39" style:family="graphic" style:parent-style-name="standard">
      <style:graphic-properties draw:textarea-horizontal-align="justify" draw:textarea-vertical-align="middle" draw:auto-grow-height="false" fo:min-height="0.95cm" fo:min-width="2.8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.15cm"/>
    </style:style>
    <style:style style:name="gr41" style:family="graphic" style:parent-style-name="standard">
      <style:graphic-properties draw:textarea-horizontal-align="justify" draw:textarea-vertical-align="middle" draw:auto-grow-height="false" fo:min-height="0.2cm" fo:min-width="0.15cm"/>
    </style:style>
    <style:style style:name="gr42" style:family="graphic" style:parent-style-name="standard">
      <style:graphic-properties draw:textarea-horizontal-align="justify" draw:textarea-vertical-align="middle" draw:auto-grow-height="false" fo:min-height="0.25cm" fo:min-width="0.2cm"/>
    </style:style>
    <style:style style:name="gr43" style:family="graphic" style:parent-style-name="standard">
      <style:graphic-properties draw:textarea-horizontal-align="justify" draw:textarea-vertical-align="middle" draw:auto-grow-height="false" fo:min-height="0.2cm" fo:min-width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cm" svg:height="2.5cm" svg:x="3.4cm" svg:y="3.7cm">
          <text:p text:style-name="P1">Zimm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cm" svg:height="2.2cm" svg:x="9.6cm" svg:y="3.9cm">
          <text:p text:style-name="P1">sitz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4.3cm" svg:height="1.7cm" svg:x="14.2cm" svg:y="4.2cm">
          <text:p text:style-name="P1">Mitarbeit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4cm" svg:y1="4.9cm" svg:x2="10cm" svg:y2="5cm">
          <text:p/>
        </draw:line>
        <draw:connector draw:style-name="gr5" draw:text-style-name="P1" draw:layer="layout" svg:x1="12.6cm" svg:y1="5cm" svg:x2="14.2cm" svg:y2="5.05cm" draw:start-shape="id1" draw:start-glue-point="7" draw:end-shape="id2" draw:end-glue-point="3" svg:d="M12600 5000h801v50h799" svg:viewBox="0 0 1601 51">
          <text:p/>
        </draw:connector>
        <draw:custom-shape draw:style-name="gr6" draw:text-style-name="P1" xml:id="id3" draw:id="id3" draw:layer="layout" svg:width="3cm" svg:height="1.8cm" svg:x="10.7cm" svg:y="7.1cm">
          <text:p text:style-name="P1">Zeitpunk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1.1cm" svg:y1="6.1cm" svg:x2="12.2cm" svg:y2="7.1cm" draw:start-shape="id1" draw:start-glue-point="6" draw:end-shape="id3" draw:end-glue-point="4" svg:d="M11100 6100v501h1100v499" svg:viewBox="0 0 1101 1001">
          <text:p/>
        </draw:connector>
        <draw:custom-shape draw:style-name="gr7" draw:text-style-name="P1" xml:id="id4" draw:id="id4" draw:layer="layout" svg:width="2.8cm" svg:height="1.5cm" svg:x="2.5cm" svg:y="1.4cm">
          <text:p text:style-name="P1">Zimmern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.9cm" svg:y1="2.9cm" svg:x2="5.9cm" svg:y2="3.7cm" draw:start-shape="id4" draw:start-glue-point="8" draw:end-shape="id5" draw:end-glue-point="0" svg:d="M3900 2900v401h2000v399" svg:viewBox="0 0 2001 801">
          <text:p/>
        </draw:connector>
        <draw:custom-shape draw:style-name="gr8" draw:text-style-name="P1" xml:id="id6" draw:id="id6" draw:layer="layout" svg:width="3.1cm" svg:height="1.3cm" svg:x="10.6cm" svg:y="1.8cm">
          <text:p text:style-name="P1">Plat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15cm" svg:y1="3.1cm" svg:x2="11.1cm" svg:y2="3.9cm" draw:start-shape="id6" draw:start-glue-point="8" draw:end-shape="id1" draw:end-glue-point="4" svg:d="M12150 3100v401h-1050v399" svg:viewBox="0 0 1051 801">
          <text:p/>
        </draw:connector>
        <draw:custom-shape draw:style-name="gr9" draw:text-style-name="P1" xml:id="id7" draw:id="id7" draw:layer="layout" svg:width="3cm" svg:height="1.4cm" svg:x="14.2cm" svg:y="6.9cm">
          <text:p text:style-name="P1">Persn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2.1cm" svg:height="1.4cm" svg:x="14.9cm" svg:y="1.4cm">
          <text:p text:style-name="P1">Ti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" draw:id="id8" draw:layer="layout" svg:width="3.5cm" svg:height="1.6cm" svg:x="15.9cm" svg:y="8.5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" draw:id="id10" draw:layer="layout" svg:width="1.7cm" svg:height="1.1cm" svg:x="18.1cm" svg:y="2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cm" svg:y1="6.9cm" svg:x2="16.35cm" svg:y2="5.9cm" draw:start-shape="id7" draw:start-glue-point="4" draw:end-shape="id2" draw:end-glue-point="2" svg:d="M15700 6900v-500h650v-500" svg:viewBox="0 0 651 1001">
          <text:p/>
        </draw:connector>
        <draw:connector draw:style-name="gr5" draw:text-style-name="P1" draw:layer="layout" svg:x1="17.65cm" svg:y1="8.5cm" svg:x2="18.5cm" svg:y2="5.05cm" draw:start-shape="id8" draw:start-glue-point="4" draw:end-shape="id2" draw:end-glue-point="1" svg:d="M17650 8500v-1300h1351v-2150h-501" svg:viewBox="0 0 1352 3451">
          <text:p/>
        </draw:connector>
        <draw:connector draw:style-name="gr5" draw:text-style-name="P1" draw:layer="layout" svg:x1="15.95cm" svg:y1="2.8cm" svg:x2="16.35cm" svg:y2="4.2cm" draw:start-shape="id9" draw:start-glue-point="8" draw:end-shape="id2" draw:end-glue-point="0" svg:d="M15950 2800v701h400v699" svg:viewBox="0 0 401 1401">
          <text:p/>
        </draw:connector>
        <draw:connector draw:style-name="gr5" draw:text-style-name="P1" draw:layer="layout" svg:x1="18.95cm" svg:y1="3.1cm" svg:x2="18.5cm" svg:y2="5.05cm" draw:start-shape="id10" draw:start-glue-point="8" draw:end-shape="id2" draw:end-glue-point="1" svg:d="M18950 3100v551h51v1399h-501" svg:viewBox="0 0 502 1951">
          <text:p/>
        </draw:connector>
        <draw:custom-shape draw:style-name="gr13" draw:text-style-name="P1" xml:id="id12" draw:id="id12" draw:layer="layout" svg:width="4.7cm" svg:height="2.6cm" svg:x="8.6cm" svg:y="13.6cm">
          <text:p text:style-name="P1">Telef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13" draw:id="id13" draw:layer="layout" svg:width="2.4cm" svg:height="1.7cm" svg:x="4.1cm" svg:y="9.1cm">
          <text:p text:style-name="P1">steh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1" draw:id="id11" draw:layer="layout" svg:width="3.4cm" svg:height="2.1cm" svg:x="11.8cm" svg:y="18.4cm">
          <text:p text:style-name="P1">n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3.5cm" svg:y1="18.4cm" svg:x2="10.95cm" svg:y2="16.2cm" draw:start-shape="id11" draw:start-glue-point="4" draw:end-shape="id12" draw:end-glue-point="2" svg:d="M13500 18400v-1100h-2550v-1100" svg:viewBox="0 0 2551 2201">
          <text:p/>
        </draw:connector>
        <draw:connector draw:style-name="gr5" draw:text-style-name="P1" draw:layer="layout" svg:x1="5.3cm" svg:y1="10.8cm" svg:x2="8.6cm" svg:y2="14.9cm" draw:start-shape="id13" draw:start-glue-point="6" draw:end-shape="id12" draw:end-glue-point="3" svg:d="M5300 10800v4100h3300" svg:viewBox="0 0 3301 4101">
          <text:p/>
        </draw:connector>
        <draw:connector draw:style-name="gr5" draw:text-style-name="P1" draw:layer="layout" svg:x1="5.3cm" svg:y1="9.1cm" svg:x2="5.9cm" svg:y2="6.2cm" draw:start-shape="id13" draw:start-glue-point="4" draw:end-shape="id5" svg:d="M5300 9100v-1450h600v-1450" svg:viewBox="0 0 601 2901">
          <text:p/>
        </draw:connector>
        <draw:custom-shape draw:style-name="gr16" draw:text-style-name="P1" xml:id="id14" draw:id="id14" draw:layer="layout" svg:width="3.8cm" svg:height="1.7cm" svg:x="13.3cm" svg:y="11.7cm">
          <text:p text:style-name="P1">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3.3cm" svg:y1="14.9cm" svg:x2="15.2cm" svg:y2="13.4cm" draw:start-shape="id12" draw:start-glue-point="1" draw:end-shape="id14" draw:end-glue-point="8" svg:d="M13300 14900h1900v-1500" svg:viewBox="0 0 1901 1501">
          <text:p/>
        </draw:connector>
        <draw:frame draw:style-name="gr17" draw:text-style-name="P3" draw:layer="layout" svg:width="0.853cm" svg:height="0.962cm" svg:x="8.6cm" svg:y="5.1cm">
          <draw:text-box>
            <text:p>n</text:p>
          </draw:text-box>
        </draw:frame>
        <draw:frame draw:style-name="gr18" draw:text-style-name="P3" draw:layer="layout" svg:width="1.031cm" svg:height="0.962cm" svg:x="13.1cm" svg:y="5.138cm">
          <draw:text-box>
            <text:p>m</text:p>
          </draw:text-box>
        </draw:frame>
        <draw:frame draw:style-name="gr17" draw:text-style-name="P3" draw:layer="layout" svg:width="0.853cm" svg:height="0.962cm" svg:x="6.347cm" svg:y="6.3cm">
          <draw:text-box>
            <text:p>n</text:p>
          </draw:text-box>
        </draw:frame>
        <draw:frame draw:style-name="gr18" draw:text-style-name="P3" draw:layer="layout" svg:width="1.031cm" svg:height="0.962cm" svg:x="7.5cm" svg:y="15cm">
          <draw:text-box>
            <text:p>m</text:p>
          </draw:text-box>
        </draw:frame>
      </draw:page>
      <draw:page draw:name="page2" draw:style-name="dp1" draw:master-page-name="Default">
        <draw:frame draw:style-name="gr19" draw:text-style-name="P3" draw:layer="layout" svg:width="5.463cm" svg:height="0.962cm" svg:x="7.9cm" svg:y="0.938cm">
          <draw:text-box>
            <text:p>Banken <text:span text:style-name="T1">Minniwelt</text:span></text:p>
          </draw:text-box>
        </draw:frame>
        <draw:custom-shape draw:style-name="gr20" draw:text-style-name="P1" xml:id="id16" draw:id="id16" draw:layer="layout" svg:width="3.8cm" svg:height="2.2cm" svg:x="2.6cm" svg:y="3.4cm">
          <text:p text:style-name="P1">Banken</text:p>
          <draw:enhanced-geometry svg:viewBox="0 0 21600 21600" draw:type="rectangle" draw:enhanced-path="M 0 0 L 21600 0 21600 21600 0 21600 0 0 Z N"/>
        </draw:custom-shape>
        <draw:custom-shape draw:style-name="gr21" draw:text-style-name="P1" xml:id="id20" draw:id="id20" draw:layer="layout" svg:width="3.8cm" svg:height="2cm" svg:x="13.5cm" svg:y="3.3cm">
          <text:p text:style-name="P1">Kunden</text:p>
          <draw:enhanced-geometry svg:viewBox="0 0 21600 21600" draw:type="rectangle" draw:enhanced-path="M 0 0 L 21600 0 21600 21600 0 21600 0 0 Z N"/>
        </draw:custom-shape>
        <draw:custom-shape draw:style-name="gr22" draw:text-style-name="P1" xml:id="id15" draw:id="id15" draw:layer="layout" svg:width="2.9cm" svg:height="1.5cm" svg:x="1.9cm" svg:y="1.5cm">
          <text:p text:style-name="P1">Bankleitn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17" draw:id="id17" draw:layer="layout" svg:width="2.6cm" svg:height="1.2cm" svg:x="5.5cm" svg:y="1.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.35cm" svg:y1="3cm" svg:x2="4.5cm" svg:y2="3.4cm" draw:start-shape="id15" draw:start-glue-point="8" draw:end-shape="id16" draw:end-glue-point="0" svg:d="M3350 3000v201h1150v199" svg:viewBox="0 0 1151 401">
          <text:p/>
        </draw:connector>
        <draw:connector draw:style-name="gr5" draw:text-style-name="P1" draw:layer="layout" svg:x1="6.8cm" svg:y1="2.7cm" svg:x2="4.5cm" svg:y2="3.4cm" draw:start-shape="id17" draw:start-glue-point="8" draw:end-shape="id16" draw:end-glue-point="0" svg:d="M6800 2700v351h-2300v349" svg:viewBox="0 0 2301 701">
          <text:p/>
        </draw:connector>
        <draw:frame draw:style-name="gr24" draw:text-style-name="P3" draw:layer="layout" svg:width="0.853cm" svg:height="0.962cm" svg:x="14.447cm" svg:y="5.1cm">
          <draw:text-box>
            <text:p>n</text:p>
          </draw:text-box>
        </draw:frame>
        <draw:frame draw:style-name="gr24" draw:text-style-name="P3" draw:layer="layout" svg:width="1.031cm" svg:height="0.962cm" svg:x="15.469cm" svg:y="11.038cm">
          <draw:text-box>
            <text:p>m</text:p>
          </draw:text-box>
        </draw:frame>
        <draw:custom-shape draw:style-name="gr25" draw:text-style-name="P1" xml:id="id22" draw:id="id22" draw:layer="layout" svg:width="4cm" svg:height="1.7cm" svg:x="2.5cm" svg:y="10cm">
          <text:p text:style-name="P1">Zweigstelle</text:p>
          <draw:enhanced-geometry svg:viewBox="0 0 21600 21600" draw:type="rectangle" draw:enhanced-path="M 0 0 L 21600 0 21600 21600 0 21600 0 0 Z N"/>
        </draw:custom-shape>
        <draw:custom-shape draw:style-name="gr26" draw:text-style-name="P1" xml:id="id19" draw:id="id19" draw:layer="layout" svg:width="2.1cm" svg:height="1.3cm" svg:x="15.5cm" svg:y="6.1cm">
          <text:p text:style-name="P1">h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.4cm" svg:y1="4.5cm" svg:x2="6.4cm" svg:y2="4.5cm" draw:start-shape="id16" draw:start-glue-point="1" draw:end-shape="id16" svg:d="M6400 4500z" svg:viewBox="0 0 1 1">
          <text:p/>
        </draw:connector>
        <draw:connector draw:style-name="gr5" draw:text-style-name="P1" draw:layer="layout" svg:x1="17.1cm" svg:y1="12.281cm" svg:x2="15.5cm" svg:y2="6.75cm" draw:start-shape="id18" draw:end-shape="id19" draw:end-glue-point="5" svg:d="M17100 12281h-2101v-5531h501" svg:viewBox="0 0 2102 5532">
          <text:p/>
        </draw:connector>
        <draw:connector draw:style-name="gr5" draw:text-style-name="P1" draw:layer="layout" svg:x1="16.55cm" svg:y1="6.1cm" svg:x2="15.4cm" svg:y2="5.3cm" draw:start-shape="id19" draw:start-glue-point="4" draw:end-shape="id20" draw:end-glue-point="2" svg:d="M16550 6100v-400h-1150v-400" svg:viewBox="0 0 1151 801">
          <text:p/>
        </draw:connector>
        <draw:custom-shape draw:style-name="gr27" draw:text-style-name="P1" xml:id="id21" draw:id="id21" draw:layer="layout" svg:width="1.8cm" svg:height="1.3cm" svg:x="3.4cm" svg:y="7.4cm">
          <text:p text:style-name="P1">i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4.5cm" svg:y1="5.6cm" svg:x2="4.3cm" svg:y2="7.4cm" draw:start-shape="id16" draw:start-glue-point="2" draw:end-shape="id21" draw:end-glue-point="4" svg:d="M4500 5600v900h-200v900" svg:viewBox="0 0 201 1801">
          <text:p/>
        </draw:connector>
        <draw:connector draw:style-name="gr5" draw:text-style-name="P1" draw:layer="layout" svg:x1="4.3cm" svg:y1="8.7cm" svg:x2="4.5cm" svg:y2="10cm" draw:start-shape="id21" draw:start-glue-point="6" draw:end-shape="id22" draw:end-glue-point="0" svg:d="M4300 8700v651h200v649" svg:viewBox="0 0 201 1301">
          <text:p/>
        </draw:connector>
        <draw:custom-shape draw:style-name="gr28" draw:text-style-name="P1" xml:id="id24" draw:id="id24" draw:layer="layout" svg:width="3.7cm" svg:height="1.9cm" svg:x="15.2cm" svg:y="12.8cm">
          <text:p text:style-name="P1">Konto</text:p>
          <draw:enhanced-geometry svg:viewBox="0 0 21600 21600" draw:type="rectangle" draw:enhanced-path="M 0 0 L 21600 0 21600 21600 0 21600 0 0 Z N"/>
        </draw:custom-shape>
        <draw:custom-shape draw:style-name="gr29" draw:text-style-name="P1" xml:id="id23" draw:id="id23" draw:layer="layout" svg:width="2.7cm" svg:height="1.5cm" svg:x="11.2cm" svg:y="10.2cm">
          <text:p text:style-name="P1">Verwalt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4.5cm" svg:y1="11.7cm" svg:x2="12.55cm" svg:y2="10.2cm" draw:start-shape="id22" draw:start-glue-point="2" draw:end-shape="id23" draw:end-glue-point="4" svg:d="M4500 11700v501h4350v-2502h3700v501" svg:viewBox="0 0 8051 2503">
          <text:p/>
        </draw:connector>
        <draw:connector draw:style-name="gr5" draw:text-style-name="P1" draw:layer="layout" svg:x1="12.55cm" svg:y1="11.7cm" svg:x2="17.05cm" svg:y2="12.8cm" draw:start-shape="id23" draw:start-glue-point="6" draw:end-shape="id24" draw:end-glue-point="0" svg:d="M12550 11700v551h4500v549" svg:viewBox="0 0 4501 1101">
          <text:p/>
        </draw:connector>
        <draw:custom-shape draw:style-name="gr30" draw:text-style-name="P1" xml:id="id27" draw:id="id27" draw:layer="layout" svg:width="4cm" svg:height="2.1cm" svg:x="14.6cm" svg:y="16.3cm">
          <text:p text:style-name="P1">Guthabenk.</text:p>
          <draw:enhanced-geometry svg:viewBox="0 0 21600 21600" draw:type="rectangle" draw:enhanced-path="M 0 0 L 21600 0 21600 21600 0 21600 0 0 Z N"/>
        </draw:custom-shape>
        <draw:frame draw:style-name="gr31" draw:text-style-name="P3" xml:id="id18" draw:id="id18" draw:layer="layout" svg:width="0.9cm" svg:height="0.962cm" svg:x="17.1cm" svg:y="11.8cm">
          <draw:text-box>
            <text:p>m</text:p>
          </draw:text-box>
        </draw:frame>
        <draw:frame draw:style-name="gr24" draw:text-style-name="P3" draw:layer="layout" svg:width="0.853cm" svg:height="0.962cm" svg:x="4.7cm" svg:y="12cm">
          <draw:text-box>
            <text:p>n</text:p>
          </draw:text-box>
        </draw:frame>
        <draw:custom-shape draw:style-name="gr32" draw:text-style-name="P1" xml:id="id28" draw:id="id28" draw:layer="layout" svg:width="4.3cm" svg:height="2.1cm" svg:x="2.4cm" svg:y="16.3cm">
          <text:p text:style-name="P1">Kreditk</text:p>
          <draw:enhanced-geometry svg:viewBox="0 0 21600 21600" draw:type="rectangle" draw:enhanced-path="M 0 0 L 21600 0 21600 21600 0 21600 0 0 Z N"/>
        </draw:custom-shape>
        <draw:custom-shape draw:style-name="gr33" draw:text-style-name="P1" xml:id="id25" draw:id="id25" draw:layer="layout" svg:width="2.2cm" svg:height="1.5cm" svg:x="12cm" svg:y="13.5cm">
          <text:p text:style-name="P1">i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" xml:id="id26" draw:id="id26" draw:layer="layout" svg:width="1.6cm" svg:height="1.2cm" svg:x="9.9cm" svg:y="12.7cm">
          <text:p text:style-name="P1">I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2cm" svg:y1="13.75cm" svg:x2="14.2cm" svg:y2="14.25cm" draw:start-shape="id24" draw:start-glue-point="3" draw:end-shape="id25" draw:end-glue-point="7" svg:d="M15200 13750h-499v500h-501" svg:viewBox="0 0 1001 501">
          <text:p/>
        </draw:connector>
        <draw:connector draw:style-name="gr5" draw:text-style-name="P1" draw:layer="layout" svg:x1="15.2cm" svg:y1="13.75cm" svg:x2="11.5cm" svg:y2="13.3cm" draw:start-shape="id24" draw:start-glue-point="3" draw:end-shape="id26" svg:d="M15200 13750h-1849v-450h-1851" svg:viewBox="0 0 3701 451">
          <text:p/>
        </draw:connector>
        <draw:connector draw:style-name="gr5" draw:text-style-name="P1" draw:layer="layout" svg:x1="13.1cm" svg:y1="15cm" svg:x2="16.6cm" svg:y2="16.3cm" draw:start-shape="id25" draw:start-glue-point="6" draw:end-shape="id27" svg:d="M13100 15000v651h3500v649" svg:viewBox="0 0 3501 1301">
          <text:p/>
        </draw:connector>
        <draw:connector draw:style-name="gr5" draw:text-style-name="P1" draw:layer="layout" svg:x1="10.7cm" svg:y1="13.9cm" svg:x2="4.55cm" svg:y2="16.3cm" draw:start-shape="id26" draw:start-glue-point="6" draw:end-shape="id28" svg:d="M10700 13900v1201h-6150v1199" svg:viewBox="0 0 6151 2401">
          <text:p/>
        </draw:connector>
        <draw:custom-shape draw:style-name="gr35" draw:text-style-name="P1" xml:id="id30" draw:id="id30" draw:layer="layout" svg:width="2.5cm" svg:height="1.1cm" svg:x="6.6cm" svg:y="8.4cm">
          <text:p text:style-name="P1">Addre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29" draw:id="id29" draw:layer="layout" svg:width="2.4cm" svg:height="0.9cm" svg:x="0.8cm" svg:y="8.6cm">
          <text:p text:style-name="P1">Zweigsten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cm" svg:y1="9.5cm" svg:x2="2.5cm" svg:y2="10.85cm" draw:start-shape="id29" draw:start-glue-point="8" draw:end-shape="id22" draw:end-glue-point="3" svg:d="M2000 9500v1350h500" svg:viewBox="0 0 501 1351">
          <text:p/>
        </draw:connector>
        <draw:connector draw:style-name="gr5" draw:text-style-name="P1" draw:layer="layout" svg:x1="7.85cm" svg:y1="9.5cm" svg:x2="6.5cm" svg:y2="10.85cm" draw:start-shape="id30" draw:start-glue-point="8" draw:end-shape="id22" draw:end-glue-point="1" svg:d="M7850 9500v1350h-1350" svg:viewBox="0 0 1351 1351">
          <text:p/>
        </draw:connector>
        <draw:custom-shape draw:style-name="gr37" draw:text-style-name="P1" xml:id="id33" draw:id="id33" draw:layer="layout" svg:width="3cm" svg:height="1.2cm" svg:x="1.4cm" svg:y="21.3cm">
          <text:p text:style-name="P1">Allg. Kredite</text:p>
          <draw:enhanced-geometry svg:viewBox="0 0 21600 21600" draw:type="rectangle" draw:enhanced-path="M 0 0 L 21600 0 21600 21600 0 21600 0 0 Z N"/>
        </draw:custom-shape>
        <draw:custom-shape draw:style-name="gr38" draw:text-style-name="P1" xml:id="id34" draw:id="id34" draw:layer="layout" svg:width="3.4cm" svg:height="1.3cm" svg:x="5.7cm" svg:y="21.1cm">
          <text:p text:style-name="P1">Baukredite</text:p>
          <draw:enhanced-geometry svg:viewBox="0 0 21600 21600" draw:type="rectangle" draw:enhanced-path="M 0 0 L 21600 0 21600 21600 0 21600 0 0 Z N"/>
        </draw:custom-shape>
        <draw:custom-shape draw:style-name="gr37" draw:text-style-name="P1" xml:id="id37" draw:id="id37" draw:layer="layout" svg:width="3cm" svg:height="1.2cm" svg:x="12cm" svg:y="21.1cm">
          <text:p text:style-name="P1">Girok</text:p>
          <draw:enhanced-geometry svg:viewBox="0 0 21600 21600" draw:type="rectangle" draw:enhanced-path="M 0 0 L 21600 0 21600 21600 0 21600 0 0 Z N"/>
        </draw:custom-shape>
        <draw:custom-shape draw:style-name="gr39" draw:text-style-name="P1" xml:id="id38" draw:id="id38" draw:layer="layout" svg:width="3.3cm" svg:height="1.2cm" svg:x="16.4cm" svg:y="21cm">
          <text:p text:style-name="P1">Sparbücher</text:p>
          <draw:enhanced-geometry svg:viewBox="0 0 21600 21600" draw:type="rectangle" draw:enhanced-path="M 0 0 L 21600 0 21600 21600 0 21600 0 0 Z N"/>
        </draw:custom-shape>
        <draw:custom-shape draw:style-name="gr40" draw:text-style-name="P1" xml:id="id31" draw:id="id31" draw:layer="layout" svg:width="1.3cm" svg:height="1cm" svg:x="2cm" svg:y="19.2cm">
          <text:p text:style-name="P1">i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" xml:id="id32" draw:id="id32" draw:layer="layout" svg:width="1.3cm" svg:height="0.9cm" svg:x="5.2cm" svg:y="19.3cm">
          <text:p text:style-name="P1">i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" xml:id="id35" draw:id="id35" draw:layer="layout" svg:width="1.4cm" svg:height="1cm" svg:x="14.6cm" svg:y="19.1cm">
          <text:p text:style-name="P1">i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xml:id="id36" draw:id="id36" draw:layer="layout" svg:width="1.5cm" svg:height="0.9cm" svg:x="17.2cm" svg:y="19.2cm">
          <text:p text:style-name="P1">i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.65cm" svg:y1="19.2cm" svg:x2="4.55cm" svg:y2="18.4cm" draw:start-shape="id31" draw:start-glue-point="4" draw:end-shape="id28" draw:end-glue-point="2" svg:d="M2650 19200v-400h1900v-400" svg:viewBox="0 0 1901 801">
          <text:p/>
        </draw:connector>
        <draw:connector draw:style-name="gr5" draw:text-style-name="P1" draw:layer="layout" svg:x1="4.55cm" svg:y1="18.4cm" svg:x2="5.85cm" svg:y2="19.3cm" draw:start-shape="id28" draw:start-glue-point="2" draw:end-shape="id32" draw:end-glue-point="4" svg:d="M4550 18400v450h1300v450" svg:viewBox="0 0 1301 901">
          <text:p/>
        </draw:connector>
        <draw:connector draw:style-name="gr5" draw:text-style-name="P1" draw:layer="layout" svg:x1="2.65cm" svg:y1="20.2cm" svg:x2="2.9cm" svg:y2="21.3cm" draw:start-shape="id31" draw:start-glue-point="6" draw:end-shape="id33" draw:end-glue-point="0" svg:d="M2650 20200v551h250v549" svg:viewBox="0 0 251 1101">
          <text:p/>
        </draw:connector>
        <draw:connector draw:style-name="gr5" draw:text-style-name="P1" draw:layer="layout" svg:x1="5.85cm" svg:y1="20.2cm" svg:x2="7.4cm" svg:y2="21.1cm" draw:start-shape="id32" draw:start-glue-point="6" draw:end-shape="id34" draw:end-glue-point="0" svg:d="M5850 20200v451h1550v449" svg:viewBox="0 0 1551 901">
          <text:p/>
        </draw:connector>
        <draw:connector draw:style-name="gr5" draw:text-style-name="P1" draw:layer="layout" svg:x1="16.6cm" svg:y1="18.4cm" svg:x2="15.3cm" svg:y2="19.1cm" draw:start-shape="id27" draw:start-glue-point="2" draw:end-shape="id35" draw:end-glue-point="4" svg:d="M16600 18400v350h-1300v350" svg:viewBox="0 0 1301 701">
          <text:p/>
        </draw:connector>
        <draw:connector draw:style-name="gr5" draw:text-style-name="P1" draw:layer="layout" svg:x1="16.6cm" svg:y1="18.4cm" svg:x2="17.95cm" svg:y2="19.2cm" draw:start-shape="id27" draw:start-glue-point="2" draw:end-shape="id36" draw:end-glue-point="4" svg:d="M16600 18400v400h1350v400" svg:viewBox="0 0 1351 801">
          <text:p/>
        </draw:connector>
        <draw:connector draw:style-name="gr5" draw:text-style-name="P1" draw:layer="layout" svg:x1="15.3cm" svg:y1="20.1cm" svg:x2="13.5cm" svg:y2="21.1cm" draw:start-shape="id35" draw:start-glue-point="6" draw:end-shape="id37" draw:end-glue-point="0" svg:d="M15300 20100v501h-1800v499" svg:viewBox="0 0 1801 1001">
          <text:p/>
        </draw:connector>
        <draw:connector draw:style-name="gr5" draw:text-style-name="P1" draw:layer="layout" svg:x1="17.95cm" svg:y1="20.1cm" svg:x2="18.05cm" svg:y2="21cm" draw:start-shape="id36" draw:start-glue-point="6" draw:end-shape="id38" draw:end-glue-point="0" svg:d="M17950 20100v451h100v449" svg:viewBox="0 0 10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0:15:00.722621605</meta:creation-date>
    <dc:date>2016-09-28T13:02:42.442901040</dc:date>
    <meta:editing-duration>PT4M32S</meta:editing-duration>
    <meta:editing-cycles>3</meta:editing-cycles>
    <meta:generator>LibreOffice/5.1.4.2$Linux_X86_64 LibreOffice_project/10m0$Build-2</meta:generator>
    <meta:document-statistic meta:object-count="82"/>
  </office:meta>
</office:document-meta>
</file>